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972in"/>
    </style:style>
    <style:style style:name="co3" style:family="table-column">
      <style:table-column-properties fo:break-before="auto" style:column-width="3.65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percentage of sites within PTB with a non-zero localizer inde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/45</text:p>
          </table:table-cell>
          <table:table-cell table:formula="of:=100*9/45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6/92</text:p>
          </table:table-cell>
          <table:table-cell table:formula="of:=100*16/92" office:value-type="float" office:value="17.3913043478261" calcext:value-type="float">
            <text:p>17.39130434782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7/105</text:p>
          </table:table-cell>
          <table:table-cell table:formula="of:=100*17/105" office:value-type="float" office:value="16.1904761904762" calcext:value-type="float">
            <text:p>16.19047619047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8/169</text:p>
          </table:table-cell>
          <table:table-cell table:formula="of:=100*28/169" office:value-type="float" office:value="16.5680473372781" calcext:value-type="float">
            <text:p>16.568047337278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55/376</text:p>
          </table:table-cell>
          <table:table-cell table:formula="of:=100*55/376" office:value-type="float" office:value="14.6276595744681" calcext:value-type="float">
            <text:p>14.6276595744681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rr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percentage of sites within PTB with a non-zero localizer inde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/45</text:p>
          </table:table-cell>
          <table:table-cell table:formula="of:=7/45*100" office:value-type="float" office:value="15.5555555555556" calcext:value-type="float">
            <text:p>15.55555555555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5/91</text:p>
          </table:table-cell>
          <table:table-cell table:formula="of:=15/91*100" office:value-type="float" office:value="16.4835164835165" calcext:value-type="float">
            <text:p>16.48351648351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5/118</text:p>
          </table:table-cell>
          <table:table-cell table:formula="of:=15/118*100" office:value-type="float" office:value="12.7118644067797" calcext:value-type="float">
            <text:p>12.711864406779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6/185</text:p>
          </table:table-cell>
          <table:table-cell table:formula="of:=100*26/185" office:value-type="float" office:value="14.0540540540541" calcext:value-type="float">
            <text:p>14.05405405405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49/416</text:p>
          </table:table-cell>
          <table:table-cell table:formula="of:=100*49/416" office:value-type="float" office:value="11.7788461538462" calcext:value-type="float">
            <text:p>11.77884615384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1">00/00/0000</text:date>, <text:time style:data-style-name="N2" text:time-value="08:32:07.7673272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11:11:53.486417922</meta:creation-date>
    <dc:date>2025-12-11T08:38:30.389909628</dc:date>
    <meta:editing-duration>PT2H19M40S</meta:editing-duration>
    <meta:editing-cycles>17</meta:editing-cycles>
    <meta:generator>LibreOffice/24.2.7.2$Linux_X86_64 LibreOffice_project/420$Build-2</meta:generator>
    <meta:document-statistic meta:table-count="2" meta:cell-count="37" meta:object-count="0"/>
  </office:meta>
</office:document-meta>
</file>